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049efe" officeooo:paragraph-rsid="00049efe"/>
    </style:style>
    <style:style style:name="P3" style:family="paragraph" style:parent-style-name="Standard">
      <style:text-properties fo:font-weight="bold" officeooo:rsid="00049efe" officeooo:paragraph-rsid="00049efe" style:font-weight-asian="bold" style:font-weight-complex="bold"/>
    </style:style>
    <style:style style:name="P4" style:family="paragraph" style:parent-style-name="Standard">
      <style:text-properties fo:font-weight="bold" officeooo:rsid="00057835" officeooo:paragraph-rsid="00057835" style:font-weight-asian="bold" style:font-weight-complex="bold"/>
    </style:style>
    <style:style style:name="P5" style:family="paragraph" style:parent-style-name="Standard">
      <style:text-properties fo:font-weight="normal" officeooo:rsid="00049efe" officeooo:paragraph-rsid="00049efe" style:font-weight-asian="normal" style:font-weight-complex="normal"/>
    </style:style>
    <style:style style:name="P6" style:family="paragraph" style:parent-style-name="Standard">
      <style:text-properties fo:font-weight="normal" officeooo:rsid="00057835" officeooo:paragraph-rsid="00057835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database EmployeeDepartment;</text:p>
      <text:p text:style-name="Standard">use EmployeeDepartment;</text:p>
      <text:p text:style-name="Standard"/>
      <text:p text:style-name="P3">creating table department</text:p>
      <text:p text:style-name="Standard">create table department(DeptID int not null, DeptName varchar(70) not null, DeptCode varchar(70), parentDeptID int not null, ManagerID int, Description varchar(255), Active boolean not null, primary key(DeptID));</text:p>
      <text:p text:style-name="Standard"/>
      <text:p text:style-name="P3">creating table employee</text:p>
      <text:p text:style-name="P2">create table employee(EmployeeID int not null, FirstName varchar(70) not null, MiddleName varchar(70), LastName varchar(70) not null, JoinDate date, MonthlySalary decimal(4,2), DeptID int not null, primary key(EmployeeID), foreign key(DeptID) references department(deptID));</text:p>
      <text:p text:style-name="P2"/>
      <text:p text:style-name="P3">Task 1</text:p>
      <text:p text:style-name="P5">select sum(TIMESTAMPDIFF(MONTH,CURDATE(), JoinDate)*Monthlysalary) as TotalEarnings from employee e1 join department d1 on e1.deptID=d1.deptID group by DeptName;</text:p>
      <text:p text:style-name="P5"/>
      <text:p text:style-name="P3">Task 2</text:p>
      <text:p text:style-name="P5">select employee from employee e join Department d on e.DeptID=d.DeptID where deptname="sales" and TIMESTAMPDIFF(MONTH,CURDATE(), JoinDate)&gt;6;</text:p>
      <text:p text:style-name="P5"/>
      <text:p text:style-name="P4">Task 3</text:p>
      <text:p text:style-name="P6">select e1.firstname||' '||e1.middlename||' '||e1.lastname as employeename, e2.firstname||' '||e2.middlename||' '||e2.lastname as managername, deptname from employee e1 join department d on e1.deptId=d.deptID join employee e2 on d.deptID=e2.deptid;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5T22:00:08.807155505</meta:creation-date>
    <dc:date>2022-07-07T10:07:30.018026885</dc:date>
    <meta:editing-duration>PT36M30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12" meta:word-count="129" meta:character-count="1159" meta:non-whitespace-character-count="1042"/>
  </office:meta>
</office:document-meta>
</file>